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FC000026AC0000189C94FF9B8FB74CE7AB.svm" manifest:media-type=""/>
  <manifest:file-entry manifest:full-path="Pictures/2000016500001A6B0000146EC9DC9169792BB3E5.svm" manifest:media-type="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.199cm" loext:contextual-spacing="false"/>
      <style:text-properties fo:language="sl" fo:country="SI" officeooo:rsid="00038e94" officeooo:paragraph-rsid="00038e94"/>
    </style:style>
    <style:style style:name="P2" style:family="paragraph" style:parent-style-name="Header">
      <loext:graphic-properties draw:fill="solid" draw:fill-color="#cccccc" draw:opacity="100%"/>
      <style:paragraph-properties fo:background-color="#cccccc" fo:padding-left="0cm" fo:padding-right="0cm" fo:padding-top="0.035cm" fo:padding-bottom="0cm" fo:border-left="none" fo:border-right="none" fo:border-top="1.5pt solid #000000" fo:border-bottom="none"/>
      <style:text-properties fo:font-size="8pt" fo:language="sl" fo:country="SI" officeooo:paragraph-rsid="0004acc7" style:font-size-asian="8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/>
      <style:text-properties style:font-name="Arial" fo:font-size="16pt" fo:language="sl" fo:country="SI" fo:font-weight="bold" officeooo:rsid="002b1e7d" officeooo:paragraph-rsid="002b1e7d" style:font-size-asian="16pt" style:font-weight-asian="bold" style:font-name-complex="Arial" style:font-weight-complex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-left="0cm" fo:padding-right="0cm" fo:padding-top="0cm" fo:padding-bottom="0.035cm" fo:border-left="none" fo:border-right="none" fo:border-top="none" fo:border-bottom="1.5pt solid #000000"/>
      <style:text-properties fo:language="sl" fo:country="SI" officeooo:rsid="00019794" officeooo:paragraph-rsid="0004acc7"/>
    </style:style>
    <style:style style:name="P5" style:family="paragraph" style:parent-style-name="Standard">
      <style:text-properties fo:language="sl" fo:country="SI" officeooo:rsid="00019794" officeooo:paragraph-rsid="000adb72"/>
    </style:style>
    <style:style style:name="P6" style:family="paragraph" style:parent-style-name="Standard">
      <style:paragraph-properties fo:line-height="110%"/>
      <style:text-properties fo:language="sl" fo:country="SI" style:text-underline-style="solid" style:text-underline-width="auto" style:text-underline-color="font-color" fo:font-weight="bold" officeooo:rsid="0004acc7" officeooo:paragraph-rsid="0007c388" style:font-weight-asian="bold" style:font-weight-complex="bold"/>
    </style:style>
    <style:style style:name="P7" style:family="paragraph" style:parent-style-name="Standard">
      <style:text-properties fo:language="sl" fo:country="SI" style:text-underline-style="solid" style:text-underline-width="auto" style:text-underline-color="font-color" fo:font-weight="bold" officeooo:rsid="0004acc7" officeooo:paragraph-rsid="0004acc7" style:font-weight-asian="bold" style:font-weight-complex="bold"/>
    </style:style>
    <style:style style:name="P8" style:family="paragraph" style:parent-style-name="Standard">
      <style:text-properties fo:language="sl" fo:country="SI" style:text-underline-style="solid" style:text-underline-width="auto" style:text-underline-color="font-color" fo:font-weight="bold" officeooo:rsid="000adb72" officeooo:paragraph-rsid="000adb72" style:font-weight-asian="bold" style:font-weight-complex="bold"/>
    </style:style>
    <style:style style:name="P9" style:family="paragraph" style:parent-style-name="Standard">
      <style:text-properties fo:language="sl" fo:country="SI" style:text-underline-style="none" fo:font-weight="normal" officeooo:rsid="0004acc7" officeooo:paragraph-rsid="0004acc7" style:font-weight-asian="normal" style:font-weight-complex="normal"/>
    </style:style>
    <style:style style:name="P10" style:family="paragraph" style:parent-style-name="Standard">
      <style:text-properties fo:language="sl" fo:country="SI" style:text-underline-style="none" fo:font-weight="normal" officeooo:rsid="000adb72" officeooo:paragraph-rsid="000adb72" style:font-weight-asian="normal" style:font-weight-complex="normal"/>
    </style:style>
    <style:style style:name="P11" style:family="paragraph" style:parent-style-name="Standard">
      <style:text-properties fo:language="sl" fo:country="SI" style:text-underline-style="none" fo:font-weight="normal" officeooo:rsid="0011a61d" officeooo:paragraph-rsid="0011a61d" style:font-weight-asian="normal" style:font-weight-complex="normal"/>
    </style:style>
    <style:style style:name="P12" style:family="paragraph" style:parent-style-name="Standard">
      <style:text-properties fo:language="sl" fo:country="SI" officeooo:rsid="000cd0ab" officeooo:paragraph-rsid="000cd0ab"/>
    </style:style>
    <style:style style:name="P13" style:family="paragraph" style:parent-style-name="Standard">
      <style:text-properties fo:language="sl" fo:country="SI" officeooo:rsid="000cd0ab" officeooo:paragraph-rsid="00339d98"/>
    </style:style>
    <style:style style:name="P14" style:family="paragraph" style:parent-style-name="Standard">
      <style:paragraph-properties fo:line-height="110%"/>
      <style:text-properties fo:language="sl" fo:country="SI" fo:font-style="normal" style:text-underline-style="none" fo:font-weight="normal" officeooo:rsid="000a17d4" officeooo:paragraph-rsid="0007c388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language="sl" fo:country="SI" fo:font-style="normal" style:text-underline-style="none" fo:font-weight="normal" officeooo:rsid="0011a61d" officeooo:paragraph-rsid="0011a61d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10%"/>
      <style:text-properties fo:language="sl" fo:country="SI" fo:font-style="normal" style:text-underline-style="none" fo:font-weight="normal" officeooo:rsid="002b1e7d" officeooo:paragraph-rsid="002b1e7d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language="sl" fo:country="SI" fo:font-style="normal" style:text-underline-style="none" fo:font-weight="normal" officeooo:rsid="0031a9ee" officeooo:paragraph-rsid="0031a9ee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language="sl" fo:country="SI" fo:font-style="normal" officeooo:rsid="000cd0ab" officeooo:paragraph-rsid="000cd0ab" style:font-style-asian="normal" style:font-style-complex="normal"/>
    </style:style>
    <style:style style:name="P19" style:family="paragraph" style:parent-style-name="Standard">
      <style:text-properties fo:language="sl" fo:country="SI" fo:font-style="normal" fo:font-weight="normal" officeooo:rsid="000cd0ab" officeooo:paragraph-rsid="000cd0ab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line-height="110%"/>
      <style:text-properties fo:language="sl" fo:country="SI" officeooo:rsid="0004acc7" officeooo:paragraph-rsid="0007c388"/>
    </style:style>
    <style:style style:name="P21" style:family="paragraph" style:parent-style-name="Standard">
      <style:text-properties fo:language="sl" fo:country="SI" officeooo:rsid="000adb72" officeooo:paragraph-rsid="000adb72"/>
    </style:style>
    <style:style style:name="P22" style:family="paragraph" style:parent-style-name="Standard">
      <style:text-properties fo:language="sl" fo:country="SI" officeooo:rsid="0046c161" officeooo:paragraph-rsid="00339d98"/>
    </style:style>
    <style:style style:name="P23" style:family="paragraph" style:parent-style-name="Slika">
      <style:text-properties fo:language="sl" fo:country="SI"/>
    </style:style>
    <style:style style:name="P24" style:family="paragraph" style:parent-style-name="Standard" style:list-style-name="L1">
      <style:text-properties fo:language="sl" fo:country="SI" style:text-underline-style="none" fo:font-weight="normal" officeooo:rsid="0030e864" style:font-weight-asian="normal" style:font-weight-complex="normal"/>
    </style:style>
    <style:style style:name="P25" style:family="paragraph" style:parent-style-name="Standard" style:list-style-name="L1">
      <style:text-properties fo:language="sl" fo:country="SI" style:text-underline-style="none" fo:font-weight="normal" officeooo:rsid="00313358" officeooo:paragraph-rsid="00356bf8" style:font-weight-asian="normal" style:font-weight-complex="normal"/>
    </style:style>
    <style:style style:name="P26" style:family="paragraph" style:parent-style-name="Standard" style:list-style-name="L1">
      <style:text-properties fo:language="sl" fo:country="SI" style:text-underline-style="none" fo:font-weight="normal" officeooo:rsid="003cb71b" officeooo:paragraph-rsid="003cb71b" style:font-weight-asian="normal" style:font-weight-complex="normal"/>
    </style:style>
    <style:style style:name="P27" style:family="paragraph" style:parent-style-name="Standard" style:list-style-name="L1">
      <style:text-properties fo:language="sl" fo:country="SI" fo:font-style="normal" style:text-underline-style="none" fo:font-weight="normal" officeooo:rsid="0011a61d" officeooo:paragraph-rsid="0031a9ee" style:font-style-asian="normal" style:font-weight-asian="normal" style:font-style-complex="normal" style:font-weight-complex="normal"/>
    </style:style>
    <style:style style:name="P28" style:family="paragraph" style:parent-style-name="Standard" style:list-style-name="L1">
      <style:text-properties fo:language="sl" fo:country="SI" fo:font-style="normal" style:text-underline-style="none" fo:font-weight="normal" officeooo:rsid="0031a9ee" officeooo:paragraph-rsid="0031a9ee" style:font-style-asian="normal" style:font-weight-asian="normal" style:font-style-complex="normal" style:font-weight-complex="normal"/>
    </style:style>
    <style:style style:name="P29" style:family="paragraph" style:parent-style-name="Standard" style:list-style-name="L1">
      <style:text-properties fo:language="sl" fo:country="SI" fo:font-style="normal" style:text-underline-style="none" fo:font-weight="normal" officeooo:rsid="0046c161" officeooo:paragraph-rsid="0033f794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language="sl" fo:country="SI" fo:font-style="normal" style:text-underline-style="solid" style:text-underline-width="auto" style:text-underline-color="font-color" fo:font-weight="bold" officeooo:rsid="0011a61d" officeooo:paragraph-rsid="001ec2bd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language="sl" fo:country="SI" officeooo:rsid="000cd0ab" officeooo:paragraph-rsid="000cd0ab"/>
    </style:style>
    <style:style style:name="P32" style:family="paragraph" style:parent-style-name="Standard">
      <style:paragraph-properties fo:break-before="page"/>
      <style:text-properties fo:language="sl" fo:country="SI" fo:font-style="normal" style:text-underline-style="solid" style:text-underline-width="auto" style:text-underline-color="font-color" fo:font-weight="bold" officeooo:rsid="0011a61d" officeooo:paragraph-rsid="001ec2bd" style:font-style-asian="normal" style:font-weight-asian="bold" style:font-style-complex="normal" style:font-weight-complex="bold"/>
    </style:style>
    <style:style style:name="T1" style:family="text">
      <style:text-properties officeooo:rsid="003aeee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0a17d4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2b1e7d" style:font-weight-asian="normal" style:font-weight-complex="normal"/>
    </style:style>
    <style:style style:name="T11" style:family="text">
      <style:text-properties style:text-underline-style="none" fo:font-weight="normal" officeooo:rsid="002ce41b" style:font-weight-asian="normal" style:font-weight-complex="normal"/>
    </style:style>
    <style:style style:name="T12" style:family="text">
      <style:text-properties style:text-underline-style="none" fo:font-weight="normal" officeooo:rsid="002d0326" style:font-weight-asian="normal" style:font-weight-complex="normal"/>
    </style:style>
    <style:style style:name="T13" style:family="text">
      <style:text-properties style:text-underline-style="none" fo:font-weight="normal" officeooo:rsid="002d3bf6" style:font-weight-asian="normal" style:font-weight-complex="normal"/>
    </style:style>
    <style:style style:name="T14" style:family="text">
      <style:text-properties officeooo:rsid="002d3bf6"/>
    </style:style>
    <style:style style:name="T15" style:family="text">
      <style:text-properties officeooo:rsid="003249db"/>
    </style:style>
    <style:style style:name="T16" style:family="text">
      <style:text-properties officeooo:rsid="004e7254"/>
    </style:style>
    <style:style style:name="T17" style:family="text">
      <style:text-properties officeooo:rsid="0048b072"/>
    </style:style>
    <style:style style:name="T18" style:family="text">
      <style:text-properties officeooo:rsid="0031335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20"><text:span text:style-name="T8">Cilj vaje:</text:span><text:span text:style-name="T5"> </text:span></text:p>
      <text:p text:style-name="P6"/>
      <text:p text:style-name="P16">Pomerite naboj in energijo, ki jo porabimo, ko se polni ultra kondenzator ter naboj in energijo, ko se prazni ultra kondenzator. Pri meritvi toka odpravite morebiti preostali signal. Namig: ko se ultra kondenzator ne polni niti ne prazni, je merjeni tok enak nič.</text:p>
      <text:p text:style-name="P14"/>
      <text:p text:style-name="P7"><text:span text:style-name="T7">Opis sistema</text:span>:<text:span text:style-name="T5"> </text:span></text:p>
      <text:p text:style-name="P9"/>
      <text:p text:style-name="P21"><text:span text:style-name="T9">Sistem je sestavljen iz dveh tiskanih vezji </text:span><text:span text:style-name="T13">(slika </text:span><text:span text:style-name="T13"><text:sequence-ref text:reference-format="value" text:ref-name="refSlika0">1</text:sequence-ref></text:span><text:span text:style-name="T13">)</text:span><text:span text:style-name="T9">. Na prvem se nahaja mikrokrmilnik TMS320F28069 s pripadajočim vmesnikom za povezavo z osebnim računalnikom. N</text:span><text:span text:style-name="T11">a drugem vezju pa se nahaja ultra kondenzator</text:span><text:span text:style-name="T10"> </text:span><text:span text:style-name="T12">ter vezje, ki avtomatsko prične s polnjenjem ultra kondenzatorja, ko je napetost na njem manjša od 0,86 V. Polnjenje pa se avtomatsko ustavi ko napetost na ultra kondenzatorju doseže 1.52 V. Z mikrokrmilnikom lahko tudi vklopimo ter izklopimo breme, preko katerega se ultra kondenzator prazni.</text:span></text:p>
      <text:p text:style-name="P21"/>
      <text:p text:style-name="P21"><draw:frame draw:style-name="fr1" draw:name="Frame1" text:anchor-type="paragraph" svg:width="9.901cm" draw:z-index="2"><draw:text-box fo:min-height="6.301cm"><text:p text:style-name="Slika"><draw:frame draw:style-name="fr3" draw:name="Image1" text:anchor-type="as-char" svg:width="9.901cm" style:rel-width="100%" svg:height="6.301cm" style:rel-height="scale" draw:z-index="3"><draw:image xlink:href="Pictures/200000FC000026AC0000189C94FF9B8FB74CE7AB.svm" xlink:type="simple" xlink:show="embed" xlink:actuate="onLoad"/></draw:frame><text:line-break/>Slika <text:sequence text:ref-name="refSlika0" text:name="Slika" text:formula="ooow:Slika+1" style:num-format="1">1</text:sequence>: Sistem za polnjenje in praznjenje ultra kondenzatorja</text:p></draw:text-box></draw:frame></text:p>
      <text:p text:style-name="P22">Predloga programa se nahaja na Git repozitoriju na: <text:a xlink:type="simple" xlink:href="https://github.com/DP2vaje/DP2_battery" text:style-name="Internet_20_link" text:visited-style-name="Visited_20_Internet_20_Link"><text:span text:style-name="T16">https://github.com/DP2vaje/DP2_battery</text:span></text:a></text:p>
      <text:p text:style-name="P13"/>
      <text:p text:style-name="P13">Predloga programa je v grobem sestavljena iz treh modulov (slika <text:sequence-ref text:reference-format="value" text:ref-name="refSlika1">2</text:sequence-ref>). </text:p>
      <text:p text:style-name="P12"/>
      <text:p text:style-name="P12">V datoteki <text:span text:style-name="T2">main.c</text:span><text:span text:style-name="T4"> se nahaja funkcija </text:span><text:span text:style-name="T2">main()</text:span><text:span text:style-name="T4">, v kateri se izvede:</text:span></text:p>
      <text:p text:style-name="P18">- inicializacija mikrokrmilnika</text:p>
      <text:p text:style-name="P18">- inicializacija AD pretvornika</text:p>
      <text:p text:style-name="P18">- inicializacija PWM modula</text:p>
      <text:p text:style-name="P18">- inicializacija prekinitvene funkcije</text:p>
      <text:p text:style-name="P18">- požene časovnik PWM modula, ki tudi proži prekinitev in AD pretvorbo</text:p>
      <text:p text:style-name="P5"/>
      <text:p text:style-name="P12"><text:soft-page-break/>V datoteki <text:span text:style-name="T2">BACK_loop.c</text:span><text:span text:style-name="T4"> se nahaja funkcija </text:span><text:span text:style-name="T2">BACK_loop()</text:span><text:span text:style-name="T4"> v kateri je neskončna zanka, ki se izvaja potem ko se zaključi inicializacija.</text:span></text:p>
      <text:p text:style-name="P12"><text:span text:style-name="T4"/></text:p>
      <text:p text:style-name="P12"><text:span text:style-name="T4">V datoteki </text:span><text:span text:style-name="T2">PER_int.c</text:span><text:span text:style-name="T4"> pa se nahajata dve funkciji. Funkcija </text:span><text:span text:style-name="T3">PER_int_setup()</text:span><text:span text:style-name="T6"> izvede:</text:span></text:p>
      <text:p text:style-name="P19">- inicializacijo registrov potrebnih za izvajanje prekinitve</text:p>
      <text:p text:style-name="P19">- inicializacijo podatkovnih strukture, ki so v uporabi v prekinitvi</text:p>
      <text:p text:style-name="P12"/>
      <text:p text:style-name="P12">Prekinitvena funkcija <text:span text:style-name="T2">PER_int()</text:span><text:span text:style-name="T4"> pa se izvaja periodično s taktom 40 kHz. V njej:</text:span></text:p>
      <text:p text:style-name="P18">- se prebereta rezultata AD pretvorbe</text:p>
      <text:p text:style-name="P18">- se preračuna rezultat AD pretvorbe</text:p>
      <text:p text:style-name="P18"/>
      <text:p text:style-name="P8"><draw:frame draw:style-name="fr1" draw:name="Frame2" text:anchor-type="paragraph" svg:width="6.763cm" draw:z-index="0"><draw:text-box fo:min-height="5.23cm"><text:p text:style-name="P23"><draw:frame draw:style-name="fr2" draw:name="Image2" text:anchor-type="paragraph" svg:width="6.763cm" svg:height="5.23cm" style:rel-height="scale" draw:z-index="1"><draw:image xlink:href="Pictures/2000016500001A6B0000146EC9DC9169792BB3E5.svm" xlink:type="simple" xlink:show="embed" xlink:actuate="onLoad"/></draw:frame>Slika <text:sequence text:ref-name="refSlika1" text:name="Slika" text:formula="ooow:Slika+1" style:num-format="1">2</text:sequence>: Shema izvajanja programa</text:p></draw:text-box></draw:frame>Predlagan potek:</text:p>
      <text:p text:style-name="P10"/>
      <text:list xml:id="list5491500602449995560" text:style-name="L1">
        <text:list-item>
          <text:p text:style-name="P24">Iz GitHub-a sklonirajte repozitorij v <text:span text:style-name="T18">izbrano mapo. Ustvarite in preklopite na novo vejo (Branch).</text:span></text:p>
        </text:list-item>
        <text:list-item>
          <text:p text:style-name="P25">Razvojno okolje poženite v izbrani mapi.</text:p>
        </text:list-item>
        <text:list-item>
          <text:p text:style-name="P26">Uvozite projekt.</text:p>
        </text:list-item>
        <text:list-item>
          <text:p text:style-name="P27">Na podlagi električne sheme določite faktorja za preračun vrednosti AD pretvorbe za napetost in tok (<text:span text:style-name="T2">napetost_gain</text:span>, <text:span text:style-name="T2">tok_gain</text:span>).</text:p>
        </text:list-item>
        <text:list-item>
          <text:p text:style-name="P28">V primeru, da se ultra kondenzator polni ( funkcija <text:span text:style-name="T2">PCB_charge_state()</text:span> vrne vrednost <text:span text:style-name="T2">TRUE</text:span>) je breme privzeto izklopljeno (funkcija <text:span text:style-name="T2">PCB_load_off()</text:span>). Pomerite in izračunajte naboj in energijo, ki se potrebuje za <text:span text:style-name="T15">polnjenje.</text:span></text:p>
        </text:list-item>
        <text:list-item>
          <text:p text:style-name="P28">Ko se ultra kondenzator ne polni, vklopite breme in pomerite in izračunajte energijo ki se sprosti ob <text:span text:style-name="T15">praznjenju.</text:span></text:p>
        </text:list-item>
        <text:list-item>
          <text:p text:style-name="P28">V stanju med praznjenjem in polnjenjem odpravite preostali signal iz meritve toka.</text:p>
        </text:list-item>
        <text:list-item>
          <text:p text:style-name="P29">Končno verzijo programa <text:span text:style-name="T17">p</text:span>ošljite na GitHub.</text:p>
        </text:list-item>
      </text:list>
      <text:p text:style-name="P15"/>
      <text:p text:style-name="P30"/>
      <text:p text:style-name="P32">Rezultati:</text:p>
      <text:p text:style-name="P11"/>
      <text:p text:style-name="P17">Kolikšen naboj se prenese ob polnjenju ultra kondenzatorja?</text:p>
      <text:p text:style-name="P17">Kolikšen naboj se prenese ob praznjenju ultra kondenzatorja?</text:p>
      <text:p text:style-name="P17">Koliko energije se prenese ob polnjenju ultra kondenzatorja?</text:p>
      <text:p text:style-name="P17">Koliko energije se prenese ob praznjenju ultra kondenzatorja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sl" fo:country="S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0%"/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Slika" style:family="paragraph" style:parent-style-name="Caption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199cm" loext:contextual-spacing="false"/>
      <style:text-properties fo:language="sl" fo:country="SI" officeooo:rsid="00038e94" officeooo:paragraph-rsid="00038e94"/>
    </style:style>
    <style:style style:name="MP2" style:family="paragraph" style:parent-style-name="Header">
      <loext:graphic-properties draw:fill="solid" draw:fill-color="#cccccc" draw:opacity="100%"/>
      <style:paragraph-properties fo:background-color="#cccccc" fo:padding-left="0cm" fo:padding-right="0cm" fo:padding-top="0.035cm" fo:padding-bottom="0cm" fo:border-left="none" fo:border-right="none" fo:border-top="1.5pt solid #000000" fo:border-bottom="none"/>
      <style:text-properties fo:font-size="8pt" fo:language="sl" fo:country="SI" officeooo:paragraph-rsid="0004acc7" style:font-size-asian="8pt"/>
    </style:style>
    <style:style style:name="M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/>
      <style:text-properties style:font-name="Arial" fo:font-size="16pt" fo:language="sl" fo:country="SI" fo:font-weight="bold" officeooo:rsid="002b1e7d" officeooo:paragraph-rsid="002b1e7d" style:font-size-asian="16pt" style:font-weight-asian="bold" style:font-name-complex="Arial" style:font-weight-complex="bold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-left="0cm" fo:padding-right="0cm" fo:padding-top="0cm" fo:padding-bottom="0.035cm" fo:border-left="none" fo:border-right="none" fo:border-top="none" fo:border-bottom="1.5pt solid #000000"/>
      <style:text-properties fo:language="sl" fo:country="SI" officeooo:rsid="00019794" officeooo:paragraph-rsid="0004acc7"/>
    </style:style>
    <style:style style:name="MT1" style:family="text">
      <style:text-properties officeooo:rsid="003aeee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IGITALNO PROCESIRANJE V MEHATRONIKI II</text:p>
        <text:p text:style-name="MP2"/>
        <text:p text:style-name="MP3"><text:span text:style-name="MT1">Vaja 10: </text:span>Meritev toka, napetosti, naboja in energije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1M4S</meta:editing-duration>
    <meta:editing-cycles>56</meta:editing-cycles>
    <meta:generator>LibreOffice/5.1.5.2$Windows_x86 LibreOffice_project/7a864d8825610a8c07cfc3bc01dd4fce6a9447e5</meta:generator>
    <dc:date>2016-11-15T10:25:50.484000000</dc:date>
    <meta:document-statistic meta:table-count="0" meta:image-count="2" meta:object-count="0" meta:page-count="3" meta:paragraph-count="37" meta:word-count="429" meta:character-count="2912" meta:non-whitespace-character-count="2524"/>
    <meta:user-defined meta:name="Info 1"/>
    <meta:user-defined meta:name="Info 2"/>
    <meta:user-defined meta:name="Info 3"/>
    <meta:user-defined meta:name="Info 4"/>
  </office:meta>
</office:document-meta>
</file>